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0D0AA0652CF6C5931B1.png" manifest:media-type="image/png"/>
  <manifest:file-entry manifest:full-path="Pictures/1000000000000235000005029F58200021D94D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c751c" officeooo:paragraph-rsid="000c751c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c751c" officeooo:paragraph-rsid="000c751c"/>
    </style:style>
    <style:style style:name="P3" style:family="paragraph" style:parent-style-name="Standard">
      <style:paragraph-properties fo:text-align="start" style:justify-single-word="false" fo:break-before="page"/>
      <style:text-properties style:font-name="Liberation Sans" officeooo:rsid="000c751c" officeooo:paragraph-rsid="000c75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1"><draw:frame draw:style-name="fr2" draw:name="Image1" text:anchor-type="char" svg:x="1.3917in" svg:y="0.1339in" svg:width="4.2264in" svg:height="9.5909in" draw:z-index="0"><draw:image xlink:href="Pictures/1000000000000235000005029F58200021D94D82.png" xlink:type="simple" xlink:show="embed" xlink:actuate="onLoad" draw:mime-type="image/png"/></draw:frame></text:p>
      <text:p text:style-name="P2">Code:</text:p>
      <text:p text:style-name="P2"/>
      <text:p text:style-name="P3">Sample Output:</text:p>
      <text:p text:style-name="P2"><draw:frame draw:style-name="fr1" draw:name="Image2" text:anchor-type="char" svg:width="4.1854in" svg:height="1.9256in" draw:z-index="1"><draw:image xlink:href="Pictures/10000000000001C4000000D0AA0652CF6C5931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12:31:28.707883271</meta:creation-date>
    <dc:date>2021-04-19T12:39:23.257674420</dc:date>
    <meta:editing-duration>PT7M55S</meta:editing-duration>
    <meta:editing-cycles>1</meta:editing-cycles>
    <meta:document-statistic meta:table-count="0" meta:image-count="2" meta:object-count="0" meta:page-count="2" meta:paragraph-count="3" meta:word-count="5" meta:character-count="35" meta:non-whitespace-character-count="33"/>
    <meta:generator>LibreOffice/7.1.2.2$Linux_X86_64 LibreOffice_project/10$Build-2</meta:generator>
  </office:meta>
</office:document-meta>
</file>